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#include &lt;stdio.h&gt;</text:p>
      <text:p text:style-name="Preformatted_20_Text">#include &lt;limits.h&gt;</text:p>
      <text:p text:style-name="Preformatted_20_Text">#include &lt;stdlib.h&gt;</text:p>
      <text:p text:style-name="Preformatted_20_Text"></text:p>
      <text:p text:style-name="Preformatted_20_Text">struct Process {</text:p>
      <text:p text:style-name="Preformatted_20_Text"><text:s text:c="4"/>int id; <text:s text:c="3"/></text:p>
      <text:p text:style-name="Preformatted_20_Text"><text:s text:c="4"/>int at; <text:s text:c="3"/></text:p>
      <text:p text:style-name="Preformatted_20_Text"><text:s text:c="4"/>int bt; <text:s text:c="3"/></text:p>
      <text:p text:style-name="Preformatted_20_Text"><text:s text:c="4"/>int pr; <text:s text:c="3"/></text:p>
      <text:p text:style-name="Preformatted_20_Text"><text:s text:c="4"/>int ct; <text:s text:c="3"/></text:p>
      <text:p text:style-name="Preformatted_20_Text"><text:s text:c="4"/>int tat; <text:s text:c="2"/></text:p>
      <text:p text:style-name="Preformatted_20_Text"><text:s text:c="4"/>int wt; <text:s text:c="3"/></text:p>
      <text:p text:style-name="Preformatted_20_Text"><text:s text:c="4"/>int rt; <text:s text:c="3"/></text:p>
      <text:p text:style-name="Preformatted_20_Text">};</text:p>
      <text:p text:style-name="Preformatted_20_Text"></text:p>
      <text:p text:style-name="Preformatted_20_Text"><text:soft-page-break/>int compareArrival(const void *a, const void *b) {</text:p>
      <text:p text:style-name="Preformatted_20_Text"><text:s text:c="4"/>return ((struct Process*)a)-&gt;at - ((struct Process*)b)-&gt;at;</text:p>
      <text:p text:style-name="Preformatted_20_Text">}</text:p>
      <text:p text:style-name="Preformatted_20_Text"></text:p>
      <text:p text:style-name="Preformatted_20_Text">int compareBurst(const void *a, const void *b) {</text:p>
      <text:p text:style-name="Preformatted_20_Text"><text:s text:c="4"/>return ((struct Process*)a)-&gt;bt - ((struct Process*)b)-&gt;bt;</text:p>
      <text:p text:style-name="Preformatted_20_Text">}</text:p>
      <text:p text:style-name="Preformatted_20_Text"></text:p>
      <text:p text:style-name="Preformatted_20_Text">int comparePriority(const void *a, const void *b) {</text:p>
      <text:p text:style-name="Preformatted_20_Text"><text:s text:c="4"/>struct Process *p1 = (struct Process *)a;</text:p>
      <text:p text:style-name="Preformatted_20_Text"><text:s text:c="4"/>struct Process *p2 = (struct Process *)b;</text:p>
      <text:p text:style-name="Preformatted_20_Text"><text:s text:c="4"/>if (p1-&gt;pr == p2-&gt;pr) {</text:p>
      <text:p text:style-name="Preformatted_20_Text"><text:s text:c="8"/>return p1-&gt;at - p2-&gt;at; </text:p>
      <text:p text:style-name="Preformatted_20_Text"><text:s text:c="4"/>}</text:p>
      <text:p text:style-name="Preformatted_20_Text"><text:s text:c="4"/>return p1-&gt;pr - p2-&gt;pr; </text:p>
      <text:p text:style-name="Preformatted_20_Text">}</text:p>
      <text:p text:style-name="Preformatted_20_Text"></text:p>
      <text:p text:style-name="Preformatted_20_Text">void displayGanttChart(struct Process p[], int n) {</text:p>
      <text:p text:style-name="Preformatted_20_Text"><text:s text:c="4"/>printf("\nGantt Chart:\n");</text:p>
      <text:p text:style-name="Preformatted_20_Text"><text:s text:c="4"/>int t = 0;</text:p>
      <text:p text:style-name="Preformatted_20_Text"><text:s text:c="4"/>for (int i = 0; i &lt; n; i++) {</text:p>
      <text:p text:style-name="Preformatted_20_Text"><text:s text:c="8"/>if (t &lt; p[i].at) {</text:p>
      <text:p text:style-name="Preformatted_20_Text"><text:s text:c="12"/>printf("Idle(%d-%d) ", t, p[i].at);</text:p>
      <text:p text:style-name="Preformatted_20_Text"><text:s text:c="12"/>t = p[i].at;</text:p>
      <text:p text:style-name="Preformatted_20_Text"><text:s text:c="8"/>}</text:p>
      <text:p text:style-name="Preformatted_20_Text"><text:s text:c="8"/>printf("P%d(%d-%d) ", p[i].id, t, t + p[i].bt);</text:p>
      <text:p text:style-name="Preformatted_20_Text"><text:s text:c="8"/>t += p[i].bt;</text:p>
      <text:p text:style-name="Preformatted_20_Text"><text:s text:c="4"/>}</text:p>
      <text:p text:style-name="Preformatted_20_Text"><text:s text:c="4"/>printf("\n");</text:p>
      <text:p text:style-name="Preformatted_20_Text">}</text:p>
      <text:p text:style-name="Preformatted_20_Text"></text:p>
      <text:p text:style-name="Preformatted_20_Text">void findFCFS(struct Process p[], int n) {</text:p>
      <text:p text:style-name="Preformatted_20_Text"><text:s text:c="4"/>qsort(p, n, sizeof(struct Process), compareArrival);</text:p>
      <text:p text:style-name="Preformatted_20_Text"><text:s text:c="4"/></text:p>
      <text:p text:style-name="Preformatted_20_Text"><text:s text:c="4"/>int t = 0; </text:p>
      <text:p text:style-name="Preformatted_20_Text"><text:s text:c="4"/>for (int i = 0; i &lt; n; i++) {</text:p>
      <text:p text:style-name="Preformatted_20_Text"><text:s text:c="8"/>if (t &lt; p[i].at) {</text:p>
      <text:p text:style-name="Preformatted_20_Text"><text:s text:c="12"/>t = p[i].at;</text:p>
      <text:p text:style-name="Preformatted_20_Text"><text:s text:c="8"/>}</text:p>
      <text:p text:style-name="Preformatted_20_Text"><text:s text:c="8"/>p[i].ct = t + p[i].bt; </text:p>
      <text:p text:style-name="Preformatted_20_Text"><text:s text:c="8"/>p[i].tat = p[i].ct - p[i].at; </text:p>
      <text:p text:style-name="Preformatted_20_Text"><text:s text:c="8"/>p[i].wt = p[i].tat - p[i].bt; </text:p>
      <text:p text:style-name="Preformatted_20_Text"><text:s text:c="8"/>p[i].rt = (t == p[i].at) ? 0 : t - p[i].at; </text:p>
      <text:p text:style-name="Preformatted_20_Text"><text:s text:c="8"/>t = p[i].ct; 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findSJF(struct Process p[], int n) {</text:p>
      <text:p text:style-name="Preformatted_20_Text"><text:s text:c="4"/>// qsort(p, n, sizeof(struct Process), compareArrival);</text:p>
      <text:p text:style-name="Preformatted_20_Text"></text:p>
      <text:p text:style-name="Preformatted_20_Text"><text:s text:c="4"/>int t = 0, c = 0; </text:p>
      <text:p text:style-name="Preformatted_20_Text"><text:s text:c="4"/>int completed[n];</text:p>
      <text:p text:style-name="Preformatted_20_Text"><text:s text:c="4"/>for (int i = 0; i &lt; n; i++) completed[i] = 0;</text:p>
      <text:p text:style-name="Preformatted_20_Text"><text:s text:c="4"/></text:p>
      <text:p text:style-name="Preformatted_20_Text"><text:s text:c="4"/>while (c &lt; n) {</text:p>
      <text:p text:style-name="Preformatted_20_Text"><text:s text:c="8"/>int mi = -1, min_bt = INT_MAX; </text:p>
      <text:p text:style-name="Preformatted_20_Text"><text:s text:c="8"/>for (int i = 0; i &lt; n; i++) {</text:p>
      <text:p text:style-name="Preformatted_20_Text"><text:s text:c="12"/>if (p[i].at &lt;= t &amp;&amp; !completed[i] &amp;&amp; p[i].bt &lt; min_bt) {</text:p>
      <text:p text:style-name="Preformatted_20_Text"><text:s text:c="16"/>mi = i; </text:p>
      <text:p text:style-name="Preformatted_20_Text"><text:s text:c="16"/>min_bt = p[i].bt; </text:p>
      <text:p text:style-name="Preformatted_20_Text"><text:s text:c="12"/>}</text:p>
      <text:p text:style-name="Preformatted_20_Text"><text:s text:c="8"/>}</text:p>
      <text:p text:style-name="Preformatted_20_Text"><text:s text:c="8"/>if (mi != -1) {</text:p>
      <text:p text:style-name="Preformatted_20_Text"><text:s text:c="12"/>p[mi].ct = t + p[mi].bt;</text:p>
      <text:p text:style-name="Preformatted_20_Text"><text:soft-page-break/><text:s text:c="12"/>p[mi].tat = p[mi].ct - p[mi].at; </text:p>
      <text:p text:style-name="Preformatted_20_Text"><text:s text:c="12"/>p[mi].wt = p[mi].tat - p[mi].bt; </text:p>
      <text:p text:style-name="Preformatted_20_Text"><text:s text:c="12"/>p[mi].rt = (t == p[mi].at) ? 0 : t - p[mi].at; </text:p>
      <text:p text:style-name="Preformatted_20_Text"><text:s text:c="12"/>completed[mi] = 1;</text:p>
      <text:p text:style-name="Preformatted_20_Text"><text:s text:c="12"/>c++; </text:p>
      <text:p text:style-name="Preformatted_20_Text"><text:s text:c="12"/>t = p[mi].ct; </text:p>
      <text:p text:style-name="Preformatted_20_Text"><text:s text:c="8"/>} else {</text:p>
      <text:p text:style-name="Preformatted_20_Text"><text:s text:c="12"/>t++;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findPriority(struct Process p[], int n) {</text:p>
      <text:p text:style-name="Preformatted_20_Text"></text:p>
      <text:p text:style-name="Preformatted_20_Text"><text:s text:c="4"/>qsort(p, n, sizeof(struct Process), compareArrival);</text:p>
      <text:p text:style-name="Preformatted_20_Text"></text:p>
      <text:p text:style-name="Preformatted_20_Text"><text:s text:c="4"/>int t = 0, c = 0; </text:p>
      <text:p text:style-name="Preformatted_20_Text"><text:s text:c="4"/>int completed[n]; </text:p>
      <text:p text:style-name="Preformatted_20_Text"><text:s text:c="4"/>for (int i = 0; i &lt; n; i++) completed[i] = 0; </text:p>
      <text:p text:style-name="Preformatted_20_Text"></text:p>
      <text:p text:style-name="Preformatted_20_Text"><text:s text:c="4"/>while (c &lt; n) {</text:p>
      <text:p text:style-name="Preformatted_20_Text"><text:s text:c="8"/>int mi = -1, min_pr = INT_MAX; </text:p>
      <text:p text:style-name="Preformatted_20_Text"><text:s text:c="8"/>for (int i = 0; i &lt; n; i++) {</text:p>
      <text:p text:style-name="Preformatted_20_Text"><text:s text:c="12"/>if (p[i].at &lt;= t &amp;&amp; !completed[i] &amp;&amp; p[i].pr &lt; min_pr) {</text:p>
      <text:p text:style-name="Preformatted_20_Text"><text:s text:c="16"/>mi = i; </text:p>
      <text:p text:style-name="Preformatted_20_Text"><text:s text:c="16"/>min_pr = p[i].pr; </text:p>
      <text:p text:style-name="Preformatted_20_Text"><text:s text:c="12"/>}</text:p>
      <text:p text:style-name="Preformatted_20_Text"><text:s text:c="8"/>}</text:p>
      <text:p text:style-name="Preformatted_20_Text"><text:s text:c="8"/>if (mi != -1) { </text:p>
      <text:p text:style-name="Preformatted_20_Text"><text:s text:c="12"/>p[mi].ct = t + p[mi].bt; </text:p>
      <text:p text:style-name="Preformatted_20_Text"><text:s text:c="12"/>p[mi].tat = p[mi].ct - p[mi].at; </text:p>
      <text:p text:style-name="Preformatted_20_Text"><text:s text:c="12"/>p[mi].wt = p[mi].tat - p[mi].bt; </text:p>
      <text:p text:style-name="Preformatted_20_Text"><text:s text:c="12"/>p[mi].rt = (t == p[mi].at) ? 0 : t - p[mi].at;</text:p>
      <text:p text:style-name="Preformatted_20_Text"><text:s text:c="12"/>completed[mi] = 1; </text:p>
      <text:p text:style-name="Preformatted_20_Text"><text:s text:c="12"/>c++;</text:p>
      <text:p text:style-name="Preformatted_20_Text"><text:s text:c="12"/>t = p[mi].ct; </text:p>
      <text:p text:style-name="Preformatted_20_Text"><text:s text:c="8"/>} else {</text:p>
      <text:p text:style-name="Preformatted_20_Text"><text:s text:c="12"/>t++; 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displayProcesses(struct Process p[], int n) {</text:p>
      <text:p text:style-name="Preformatted_20_Text"><text:s text:c="4"/>printf("ID\tAT\tBT\tPR\tCT\tTAT\tWT\tRT\n");</text:p>
      <text:p text:style-name="Preformatted_20_Text"><text:s text:c="4"/>for (int i = 0; i &lt; n; i++) {</text:p>
      <text:p text:style-name="Preformatted_20_Text"><text:s text:c="8"/>printf("%d\t%d\t%d\t%d\t%d\t%d\t%d\t%d\n",</text:p>
      <text:p text:style-name="Preformatted_20_Text"><text:s text:c="15"/>p[i].id, p[i].at, p[i].bt, p[i].pr, p[i].ct, p[i].tat, p[i].wt, p[i].rt);</text:p>
      <text:p text:style-name="Preformatted_20_Text"><text:s text:c="4"/>}</text:p>
      <text:p text:style-name="Preformatted_20_Text">}</text:p>
      <text:p text:style-name="Preformatted_20_Text">void calculateAverages(struct Process p[], int n) {</text:p>
      <text:p text:style-name="Preformatted_20_Text"><text:s text:c="4"/>float total_tat = 0, total_wt = 0, total_rt = 0;</text:p>
      <text:p text:style-name="Preformatted_20_Text"><text:s text:c="4"/>for (int i = 0; i &lt; n; i++) {</text:p>
      <text:p text:style-name="Preformatted_20_Text"><text:s text:c="8"/>total_tat += p[i].tat;</text:p>
      <text:p text:style-name="Preformatted_20_Text"><text:s text:c="8"/>total_wt += p[i].wt;</text:p>
      <text:p text:style-name="Preformatted_20_Text"><text:s text:c="8"/>total_rt += p[i].rt;</text:p>
      <text:p text:style-name="Preformatted_20_Text"><text:s text:c="4"/>}</text:p>
      <text:p text:style-name="Preformatted_20_Text"><text:s text:c="4"/>printf("\nAverage TAT: %.2f, Average WT: %.2f, Average RT: %.2f\n",</text:p>
      <text:p text:style-name="Preformatted_20_Text"><text:s text:c="11"/>total_tat / n, total_wt / n, total_rt / n);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int n, choice;</text:p>
      <text:p text:style-name="Preformatted_20_Text"><text:s text:c="4"/>printf("Enter number of processes: ");</text:p>
      <text:p text:style-name="Preformatted_20_Text"><text:soft-page-break/><text:s text:c="4"/>scanf("%d", &amp;n);</text:p>
      <text:p text:style-name="Preformatted_20_Text"><text:s text:c="4"/>struct Process p[n]; </text:p>
      <text:p text:style-name="Preformatted_20_Text"><text:s text:c="4"/>for (int i = 0; i &lt; n; i++) {</text:p>
      <text:p text:style-name="Preformatted_20_Text"><text:s text:c="8"/>p[i].id = i + 1; </text:p>
      <text:p text:style-name="Preformatted_20_Text"><text:s text:c="8"/>printf("Enter AT, BT, PR for process %d: ", i + 1);</text:p>
      <text:p text:style-name="Preformatted_20_Text"><text:s text:c="8"/>scanf("%d %d %d", &amp;p[i].at, &amp;p[i].bt, &amp;p[i].pr); </text:p>
      <text:p text:style-name="Preformatted_20_Text"><text:s text:c="4"/>}</text:p>
      <text:p text:style-name="Preformatted_20_Text"><text:s text:c="4"/>printf("Choose Scheduling Algorithm (1 for FCFS, 2 for SJF, 3 for Priority): ");</text:p>
      <text:p text:style-name="Preformatted_20_Text"><text:s text:c="4"/>scanf("%d", &amp;choice);</text:p>
      <text:p text:style-name="Preformatted_20_Text"></text:p>
      <text:p text:style-name="Preformatted_20_Text"><text:s text:c="4"/>switch (choice) {</text:p>
      <text:p text:style-name="Preformatted_20_Text"><text:s text:c="8"/>case 1: findFCFS(p, n); break; <text:s text:c="9"/></text:p>
      <text:p text:style-name="Preformatted_20_Text"><text:s text:c="8"/>case 2: findSJF(p, n); break; <text:s text:c="8"/></text:p>
      <text:p text:style-name="Preformatted_20_Text"><text:s text:c="8"/>case 3: findPriority(p, n); break; <text:s text:c="4"/></text:p>
      <text:p text:style-name="Preformatted_20_Text"><text:s text:c="8"/>default: printf("Invalid choice!\n"); return 1;</text:p>
      <text:p text:style-name="Preformatted_20_Text"><text:s text:c="4"/>}</text:p>
      <text:p text:style-name="Preformatted_20_Text"></text:p>
      <text:p text:style-name="Preformatted_20_Text"><text:s text:c="4"/>displayProcesses(p, n); </text:p>
      <text:p text:style-name="Preformatted_20_Text"><text:s text:c="4"/>calculateAverages(p, n);</text:p>
      <text:p text:style-name="Preformatted_20_Text"><text:s text:c="4"/>displayGanttChart(p, n);</text:p>
      <text:p text:style-name="Preformatted_20_Text"></text:p>
      <text:p text:style-name="Preformatted_20_Text"><text:s text:c="4"/>return 0; </text:p>
      <text:p text:style-name="Preformatted_20_Text">}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SungtiL GB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4" meta:paragraph-count="214" meta:word-count="629" meta:character-count="4487" meta:non-whitespace-character-count="2818"/>
    <meta:generator>LibreOffice/7.4.7.2$Linux_X86_64 LibreOffice_project/40$Build-2</meta:generator>
  </office:meta>
</office:document-meta>
</file>